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b476f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1b476f" officeooo:paragraph-rsid="001b476f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officeooo:rsid="001b476f" officeooo:paragraph-rsid="001b476f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b476f" officeooo:paragraph-rsid="001b476f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name-asian="Liberation Serif1" style:font-style-asian="italic" style:font-name-complex="Liberation Serif1" style:font-style-complex="italic"/>
    </style:style>
    <style:style style:name="T5" style:family="text">
      <style:text-properties fo:font-style="italic" style:font-name-asian="Liberation Serif1" style:font-style-asian="italic" style:font-name-complex="Liberation Serif1" style:font-style-complex="italic"/>
    </style:style>
    <style:style style:name="T6" style:family="text">
      <style:text-properties fo:font-style="italic" style:text-underline-style="none" style:font-name-asian="Liberation Serif1" style:font-style-asian="italic" style:font-name-complex="Liberation Serif1" style:font-style-complex="italic"/>
    </style:style>
    <style:style style:name="T7" style:family="text">
      <style:text-properties fo:font-style="italic" style:text-underline-style="none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text-underline-style="none" style:font-name-asian="Liberation Serif1" style:font-style-asian="normal" style:font-name-complex="Liberation Serif1" style:font-style-complex="normal"/>
    </style:style>
    <style:style style:name="T10" style:family="text">
      <style:text-properties fo:font-style="normal" style:text-underline-style="none" fo:font-weight="bold" style:font-name-asian="Liberation Serif1" style:font-style-asian="normal" style:font-weight-asian="bold" style:font-name-complex="Liberation Serif1" style:font-style-complex="normal" style:font-weight-complex="bold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ize="14pt" fo:font-style="normal" style:text-underline-style="none" fo:font-weight="bold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T13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style:text-underline-style="none" fo:font-weight="bold" officeooo:rsid="001b476f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3"><text:s text:c="33"/></text:span><text:span text:style-name="T14">ASSIGNMENT NO : 12</text:span></text:p>
      <text:p text:style-name="P1"/>
      <text:p text:style-name="P3"/>
      <text:p text:style-name="P3">PROBLEM STATEMENT :</text:p>
      <text:p text:style-name="P4">Queues are frequently used in computer programming, and a typical example is the creation of a job queue by an operating system. If the operating system does not use priorities, then the jobs are processed in the order they enter the system. Write C++ program for simulating job queue. Write functions to add job and delete job from queue.</text:p>
      <text:p text:style-name="P1"/>
      <text:p text:style-name="P1"/>
      <text:p text:style-name="P3">CODE :</text:p>
      <text:p text:style-name="P1">#include &lt;iostream&gt;</text:p>
      <text:p text:style-name="P1">#define MAX 10</text:p>
      <text:p text:style-name="P1">using namespace std;</text:p>
      <text:p text:style-name="P1">struct queue</text:p>
      <text:p text:style-name="P1">{ <text:s text:c="6"/>int data[MAX];</text:p>
      <text:p text:style-name="P1"><text:tab/>int front,rear;</text:p>
      <text:p text:style-name="P1">};</text:p>
      <text:p text:style-name="P1">class Queue</text:p>
      <text:p text:style-name="P1">{ <text:s text:c="3"/>struct queue q;</text:p>
      <text:p text:style-name="P1"><text:span text:style-name="T1"><text:s text:c="3"/></text:span>public:</text:p>
      <text:p text:style-name="P1"><text:span text:style-name="T1"><text:s text:c="6"/></text:span>Queue(){q.front=q.rear=-1;}</text:p>
      <text:p text:style-name="P1"><text:span text:style-name="T1"><text:s text:c="6"/></text:span>int isempty();</text:p>
      <text:p text:style-name="P1"><text:span text:style-name="T1"><text:s text:c="6"/></text:span>int isfull();</text:p>
      <text:p text:style-name="P1"><text:span text:style-name="T1"><text:s text:c="6"/></text:span>void enqueue(int);</text:p>
      <text:p text:style-name="P1"><text:span text:style-name="T1"><text:s text:c="6"/></text:span>int delqueue();</text:p>
      <text:p text:style-name="P1"><text:span text:style-name="T1"><text:s text:c="6"/></text:span>void display();</text:p>
      <text:p text:style-name="P1">};</text:p>
      <text:p text:style-name="P1">int Queue::isempty()</text:p>
      <text:p text:style-name="P1">{</text:p>
      <text:p text:style-name="P1"><text:tab/>return(q.front==q.rear)?1:0;</text:p>
      <text:p text:style-name="P1">}</text:p>
      <text:p text:style-name="P1">int Queue::isfull()</text:p>
      <text:p text:style-name="P1">{ <text:s text:c="3"/>return(q.rear==MAX-1)?1:0;}</text:p>
      <text:p text:style-name="P1">void Queue::enqueue(int x)</text:p>
      <text:p text:style-name="P1">{q.data[++q.rear]=x;}</text:p>
      <text:p text:style-name="P1">int Queue::delqueue()</text:p>
      <text:p text:style-name="P1">{return q.data[++q.front];}</text:p>
      <text:p text:style-name="P1">void Queue::display()</text:p>
      <text:p text:style-name="P1">{ <text:s text:c="2"/>int i;</text:p>
      <text:p text:style-name="P1"><text:span text:style-name="T1"><text:s text:c="4"/></text:span>cout&lt;&lt;"\n";</text:p>
      <text:p text:style-name="P1"><text:span text:style-name="T1"><text:s text:c="4"/></text:span>for(i=q.front+1;i&lt;=q.rear;i++)</text:p>
      <text:p text:style-name="P1"><text:tab/> <text:s text:c="4"/>cout&lt;&lt;q.data[i]&lt;&lt;" ";</text:p>
      <text:p text:style-name="P1">}</text:p>
      <text:p text:style-name="P1">int main()</text:p>
      <text:p text:style-name="P1">{ <text:s text:c="5"/>Queue obj;</text:p>
      <text:p text:style-name="P1"><text:tab/>int ch,x;</text:p>
      <text:p text:style-name="P1"><text:tab/>do{ <text:s text:c="3"/>cout&lt;&lt;"\n 1.Insert Job\n 2.Delete Job\n 3.Display\n 4.Exit\n Enter your choice : ";</text:p>
      <text:p text:style-name="P1"><text:tab/> <text:s text:c="6"/>cin&gt;&gt;ch;</text:p>
      <text:p text:style-name="P1"><text:tab/>switch(ch)</text:p>
      <text:p text:style-name="P1"><text:tab/>{ <text:s/>case 1: if (!obj.isfull())</text:p>
      <text:p text:style-name="P1"><text:tab/><text:tab/> <text:s text:c="2"/>{ <text:s text:c="2"/>cout&lt;&lt;"\n Enter data : \n";</text:p>
      <text:p text:style-name="P1"><text:soft-page-break/><text:tab/><text:tab/><text:tab/>cin&gt;&gt;x;</text:p>
      <text:p text:style-name="P1"><text:tab/><text:tab/><text:tab/>obj.enqueue(x);</text:p>
      <text:p text:style-name="P1"><text:tab/><text:tab/><text:tab/>cout&lt;&lt;endl;</text:p>
      <text:p text:style-name="P1"><text:tab/><text:tab/> <text:s text:c="2"/>}</text:p>
      <text:p text:style-name="P1"><text:tab/> <text:s text:c="9"/>else</text:p>
      <text:p text:style-name="P1"><text:tab/><text:tab/> <text:s text:c="5"/>cout&lt;&lt; "Queue is overflow!!!\n\n";</text:p>
      <text:p text:style-name="P1"><text:tab/> <text:s text:c="10"/>break;</text:p>
      <text:p text:style-name="P1"><text:tab/> <text:s text:c="2"/>case 2: if(!obj.isempty())</text:p>
      <text:p text:style-name="P1"><text:tab/><text:tab/><text:tab/> <text:s text:c="3"/>cout&lt;&lt;"\n Deleted Element = "&lt;&lt;obj.delqueue()&lt;&lt;endl;</text:p>
      <text:p text:style-name="P1"><text:tab/><text:tab/> <text:s text:c="3"/>else</text:p>
      <text:p text:style-name="P1"><text:tab/><text:tab/><text:tab/>{ <text:s text:c="2"/>cout&lt;&lt;"\n Queue is underflow!!!\n\n"; <text:s/>}</text:p>
      <text:p text:style-name="P1"><text:tab/><text:tab/> <text:s text:c="3"/>cout&lt;&lt;"\nRemaining Jobs : \n";</text:p>
      <text:p text:style-name="P1"><text:tab/><text:tab/> <text:s text:c="3"/>obj.display();</text:p>
      <text:p text:style-name="P1"><text:tab/> <text:s text:c="10"/>break;</text:p>
      <text:p text:style-name="P1"><text:tab/> <text:s/>case 3: if (!obj.isempty())</text:p>
      <text:p text:style-name="P1"><text:tab/> <text:s text:c="7"/>{ <text:s/>cout&lt;&lt;"\n Queue contains : \n";</text:p>
      <text:p text:style-name="P1"><text:tab/><text:tab/> <text:s text:c="6"/>obj.display();</text:p>
      <text:p text:style-name="P1"><text:tab/> <text:s text:c="7"/>}</text:p>
      <text:p text:style-name="P1"><text:tab/> <text:s text:c="7"/>else</text:p>
      <text:p text:style-name="P1"><text:tab/><text:tab/> <text:s text:c="8"/>cout&lt;&lt;"\n Queue is empty!!!\n\n";</text:p>
      <text:p text:style-name="P1"><text:tab/> <text:s text:c="6"/>break;</text:p>
      <text:p text:style-name="P1"><text:tab/> <text:s/>case 4: cout&lt;&lt;"\n Exiting Program.....";</text:p>
      <text:p text:style-name="P1"><text:span text:style-name="T1"><text:s text:c="8"/></text:span>}</text:p>
      <text:p text:style-name="P1"><text:span text:style-name="T1"><text:s text:c="6"/></text:span>}while(ch!=4);</text:p>
      <text:p text:style-name="P1">return 0;</text:p>
      <text:p text:style-name="P6">}</text:p>
      <text:p text:style-name="P6"/>
      <text:p text:style-name="P3"><text:s/>OUTPUT :</text:p>
      <text:p text:style-name="P5">ubuntu@Tanishka:~$ g++ job.cpp</text:p>
      <text:p text:style-name="P5">ubuntu@Tanishka:~$ ./a.out</text:p>
      <text:p text:style-name="P5"/>
      <text:p text:style-name="P5"><text:s/>1.Insert Job</text:p>
      <text:p text:style-name="P5"><text:s/>2.Delete Job</text:p>
      <text:p text:style-name="P5"><text:s/>3.Display</text:p>
      <text:p text:style-name="P5"><text:s/>4.Exit</text:p>
      <text:p text:style-name="P5"><text:s/>Enter your choice : 1</text:p>
      <text:p text:style-name="P5"/>
      <text:p text:style-name="P5"><text:s/>Enter data : </text:p>
      <text:p text:style-name="P5">1</text:p>
      <text:p text:style-name="P5"/>
      <text:p text:style-name="P5"/>
      <text:p text:style-name="P5"><text:s/>1.Insert Job</text:p>
      <text:p text:style-name="P5"><text:s/>2.Delete Job</text:p>
      <text:p text:style-name="P5"><text:s/>3.Display</text:p>
      <text:p text:style-name="P5"><text:s/>4.Exit</text:p>
      <text:p text:style-name="P5"><text:s/>Enter your choice : 1</text:p>
      <text:p text:style-name="P5"/>
      <text:p text:style-name="P5"><text:s/>Enter data : </text:p>
      <text:p text:style-name="P5">2</text:p>
      <text:p text:style-name="P5"/>
      <text:p text:style-name="P5"/>
      <text:p text:style-name="P5"><text:s/>1.Insert Job</text:p>
      <text:p text:style-name="P5"><text:soft-page-break/><text:s/>2.Delete Job</text:p>
      <text:p text:style-name="P5"><text:s/>3.Display</text:p>
      <text:p text:style-name="P5"><text:s/>4.Exit</text:p>
      <text:p text:style-name="P5"><text:s/>Enter your choice : 2</text:p>
      <text:p text:style-name="P5"/>
      <text:p text:style-name="P5"><text:s/>Deleted Element = 1</text:p>
      <text:p text:style-name="P5"/>
      <text:p text:style-name="P5">Remaining Jobs : </text:p>
      <text:p text:style-name="P5"/>
      <text:p text:style-name="P5">2 </text:p>
      <text:p text:style-name="P5"><text:s/>1.Insert Job</text:p>
      <text:p text:style-name="P5"><text:s/>2.Delete Job</text:p>
      <text:p text:style-name="P5"><text:s/>3.Display</text:p>
      <text:p text:style-name="P5"><text:s/>4.Exit</text:p>
      <text:p text:style-name="P5"><text:s/>Enter your choice : 3</text:p>
      <text:p text:style-name="P5"/>
      <text:p text:style-name="P5"><text:s/>Queue contains : </text:p>
      <text:p text:style-name="P5"/>
      <text:p text:style-name="P5">2 </text:p>
      <text:p text:style-name="P5"><text:s/>1.Insert Job</text:p>
      <text:p text:style-name="P5"><text:s/>2.Delete Job</text:p>
      <text:p text:style-name="P5"><text:s/>3.Display</text:p>
      <text:p text:style-name="P5"><text:s/>4.Exit</text:p>
      <text:p text:style-name="P5"><text:s/>Enter your choice : 4</text:p>
      <text:p text:style-name="P5"/>
      <text:p text:style-name="P5">ubuntu@Tanishka:./a.out</text:p>
      <text:p text:style-name="P5"/>
      <text:p text:style-name="P5"><text:s/>1.Insert Job</text:p>
      <text:p text:style-name="P5"><text:s/>2.Delete Job</text:p>
      <text:p text:style-name="P5"><text:s/>3.Display</text:p>
      <text:p text:style-name="P5"><text:s/>4.Exit</text:p>
      <text:p text:style-name="P5"><text:s/>Enter your choice : 2</text:p>
      <text:p text:style-name="P5"/>
      <text:p text:style-name="P5"><text:s/>Queue is underflow!!!</text:p>
      <text:p text:style-name="P5"/>
      <text:p text:style-name="P5"/>
      <text:p text:style-name="P5">Remaining Jobs : </text:p>
      <text:p text:style-name="P5"/>
      <text:p text:style-name="P5"/>
      <text:p text:style-name="P5"><text:s/>1.Insert Job</text:p>
      <text:p text:style-name="P5"><text:s/>2.Delete Job</text:p>
      <text:p text:style-name="P5"><text:s/>3.Display</text:p>
      <text:p text:style-name="P5"><text:s/>4.Exit</text:p>
      <text:p text:style-name="P5"><text:s/>Enter your choice 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IN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40:53.235393100</meta:creation-date>
    <dc:date>2023-11-29T19:41:41.741038672</dc:date>
    <meta:editing-cycles>2</meta:editing-cycles>
    <meta:editing-duration>PT3M37S</meta:editing-duration>
    <meta:document-statistic meta:table-count="0" meta:image-count="0" meta:object-count="0" meta:page-count="3" meta:paragraph-count="121" meta:word-count="332" meta:character-count="2499" meta:non-whitespace-character-count="1941"/>
    <meta:generator>LibreOffice/7.3.7.2$Linux_X86_64 LibreOffice_project/30$Build-2</meta:generator>
  </office:meta>
</office:document-meta>
</file>